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officeooo:paragraph-rsid="00175888"/>
    </style:style>
    <style:style style:name="P2" style:family="paragraph" style:parent-style-name="Standard">
      <style:paragraph-properties fo:text-align="start" style:justify-single-word="false" style:writing-mode="lr-tb"/>
      <style:text-properties style:font-name="DejaVu Serif Condensed" fo:font-size="14pt" officeooo:paragraph-rsid="00175888" style:font-size-asian="14pt" style:font-size-complex="14pt"/>
    </style:style>
    <style:style style:name="P3" style:family="paragraph" style:parent-style-name="Standard">
      <style:paragraph-properties fo:text-align="start" style:justify-single-word="false" style:writing-mode="lr-tb"/>
      <style:text-properties style:font-name="DejaVu Serif Condensed" fo:font-size="16pt" fo:font-weight="bold" officeooo:paragraph-rsid="00175888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 style:writing-mode="lr-tb"/>
      <style:text-properties style:font-name="DejaVu Serif Condensed" fo:font-size="16pt" style:text-underline-style="solid" style:text-underline-width="auto" style:text-underline-color="font-color" officeooo:paragraph-rsid="00175888" style:font-size-asian="16pt" style:font-size-complex="16pt"/>
    </style:style>
    <style:style style:name="P5" style:family="paragraph" style:parent-style-name="Standard">
      <style:paragraph-properties fo:text-align="start" style:justify-single-word="false" style:writing-mode="lr-tb"/>
      <style:text-properties style:font-name="DejaVu Serif Condensed" fo:font-size="14pt" officeooo:rsid="00175888" officeooo:paragraph-rsid="00175888" style:font-size-asian="14pt" style:font-size-complex="14pt"/>
    </style:style>
    <style:style style:name="P6" style:family="paragraph" style:parent-style-name="Standard" style:list-style-name="WWNum2">
      <style:paragraph-properties fo:text-align="start" style:justify-single-word="false" style:writing-mode="lr-tb"/>
      <style:text-properties style:font-name="DejaVu Serif Condensed" fo:font-size="14pt" officeooo:rsid="0019d5b2" officeooo:paragraph-rsid="0019d5b2" style:font-size-asian="14pt" style:font-size-complex="14pt"/>
    </style:style>
    <style:style style:name="P7" style:family="paragraph" style:parent-style-name="Standard">
      <style:paragraph-properties fo:text-align="start" style:justify-single-word="false" style:writing-mode="lr-tb"/>
      <style:text-properties style:font-name="DejaVu Serif Condensed" fo:font-size="14pt" style:text-underline-style="none" officeooo:paragraph-rsid="00175888" style:font-size-asian="14pt" style:font-size-complex="14pt"/>
    </style:style>
    <style:style style:name="P8" style:family="paragraph" style:parent-style-name="Standard" style:list-style-name="WWNum3">
      <style:paragraph-properties fo:text-align="start" style:justify-single-word="false" style:writing-mode="lr-tb"/>
      <style:text-properties style:font-name="DejaVu Serif Condensed" fo:font-size="14pt" style:text-underline-style="none" officeooo:paragraph-rsid="00175888" style:font-size-asian="14pt" style:font-size-complex="14pt"/>
    </style:style>
    <style:style style:name="P9" style:family="paragraph" style:parent-style-name="Standard" style:list-style-name="WWNum1">
      <style:paragraph-properties fo:text-align="start" style:justify-single-word="false" style:writing-mode="lr-tb"/>
      <style:text-properties style:font-name="DejaVu Serif Condensed" fo:font-size="14pt" style:text-underline-style="none" officeooo:rsid="00175888" officeooo:paragraph-rsid="00175888" style:font-size-asian="14pt" style:font-size-complex="14pt"/>
    </style:style>
    <style:style style:name="P10" style:family="paragraph" style:parent-style-name="Standard" style:list-style-name="WWNum1">
      <style:paragraph-properties fo:text-align="start" style:justify-single-word="false" style:writing-mode="lr-tb"/>
      <style:text-properties officeooo:paragraph-rsid="00175888"/>
    </style:style>
    <style:style style:name="P11" style:family="paragraph" style:parent-style-name="Standard" style:list-style-name="WWNum2">
      <style:paragraph-properties fo:text-align="start" style:justify-single-word="false" style:writing-mode="lr-tb"/>
      <style:text-properties officeooo:paragraph-rsid="00175888"/>
    </style:style>
    <style:style style:name="P12" style:family="paragraph" style:parent-style-name="Standard" style:list-style-name="WWNum2">
      <style:paragraph-properties fo:text-align="start" style:justify-single-word="false" style:writing-mode="lr-tb"/>
      <style:text-properties officeooo:rsid="00175888" officeooo:paragraph-rsid="00175888"/>
    </style:style>
    <style:style style:name="T1" style:family="text">
      <style:text-properties style:font-name="DejaVu Serif Condensed" fo:font-size="16pt" fo:font-weight="bold" style:font-size-asian="16pt" style:font-weight-asian="bold" style:font-size-complex="16pt" style:font-weight-complex="bold"/>
    </style:style>
    <style:style style:name="T2" style:family="text">
      <style:text-properties style:font-name="DejaVu Serif Condensed" fo:font-size="14pt" style:text-underline-style="none" style:font-size-asian="14pt" style:font-size-complex="14pt"/>
    </style:style>
    <style:style style:name="T3" style:family="text">
      <style:text-properties style:font-name="DejaVu Serif Condensed" fo:font-size="14pt" style:text-underline-style="none" officeooo:rsid="00175888" style:font-size-asian="14pt" style:font-size-complex="14pt"/>
    </style:style>
    <style:style style:name="T4" style:family="text">
      <style:text-properties style:font-name="DejaVu Serif Condensed" fo:font-size="14pt" style:font-size-asian="14pt" style:font-size-complex="14pt"/>
    </style:style>
    <style:style style:name="T5" style:family="text">
      <style:text-properties style:font-name="DejaVu Serif Condensed" fo:font-size="14pt" officeooo:rsid="00175888" style:font-size-asian="14pt" style:font-size-complex="14pt"/>
    </style:style>
    <style:style style:name="T6" style:family="text">
      <style:text-properties style:font-name="DejaVu Serif Condensed" fo:font-size="14pt" officeooo:rsid="00186e99" style:font-size-asian="14pt" style:font-size-complex="14pt"/>
    </style:style>
    <style:style style:name="T7" style:family="text">
      <style:text-properties style:text-position="super 58%" style:font-name="DejaVu Serif Condensed" fo:font-size="16pt" fo:font-weight="bold" style:font-size-asian="16pt" style:font-weight-asian="bold" style:font-size-complex="16pt" style:font-weight-complex="bold"/>
    </style:style>
    <style:style style:name="T8" style:family="text">
      <style:text-properties officeooo:rsid="001a2b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YNTHIA PENDO<text:tab/>SCCI/O2700/2019</text:p>
      <text:p text:style-name="P3">PROJECT SCOPE</text:p>
      <text:p text:style-name="P3"><text:s/></text:p>
      <text:p text:style-name="P1"><text:span text:style-name="T1">27</text:span><text:span text:style-name="T7">th</text:span><text:span text:style-name="T1"> October 2022</text:span></text:p>
      <text:p text:style-name="P2"/>
      <text:p text:style-name="P4">Project Background and Description</text:p>
      <text:p text:style-name="P5">An e-voting web application to enable Tuk students to vote online.</text:p>
      <text:p text:style-name="P2"/>
      <text:p text:style-name="P4">Project Scope</text:p>
      <text:p text:style-name="P7">To achieve the objectives of this project,i will need to implement a responsive web-based application system to be accessible over the internet through devices like smartphones and laptops.</text:p>
      <text:p text:style-name="P7">The system should:</text:p>
      <text:list xml:id="list3967868523" text:style-name="WWNum1">
        <text:list-item>
          <text:p text:style-name="P10"><text:span text:style-name="T3">Allow students to l</text:span><text:span text:style-name="T2">ogin into an account.</text:span></text:p>
        </text:list-item>
        <text:list-item>
          <text:p text:style-name="P9">Access student details such as school and department. </text:p>
        </text:list-item>
        <text:list-item>
          <text:p text:style-name="P9">Display relevant ballots to student.</text:p>
        </text:list-item>
        <text:list-item>
          <text:p text:style-name="P9">Submit their selections for seats.</text:p>
        </text:list-item>
        <text:list-item>
          <text:p text:style-name="P9">Provide student with guidelines for ballot.</text:p>
        </text:list-item>
        <text:list-item>
          <text:p text:style-name="P9">Ensure each registration number votes once.</text:p>
        </text:list-item>
      </text:list>
      <text:p text:style-name="P2"/>
      <text:p text:style-name="P4">Project Modules</text:p>
      <text:list xml:id="list2664920807" text:style-name="WWNum2">
        <text:list-item>
          <text:p text:style-name="P11"><text:span text:style-name="T5">Log in </text:span><text:span text:style-name="T4">– allow </text:span><text:span text:style-name="T5">students to </text:span><text:span text:style-name="T4">log-in into their </text:span><text:span text:style-name="T5">student profiles using their registration number and password</text:span><text:span text:style-name="T4">.</text:span></text:p>
        </text:list-item>
        <text:list-item>
          <text:p text:style-name="P12"><text:span text:style-name="T6">Access and retrieve relevant </text:span><text:span text:style-name="T4">student details from the database – </text:span><text:span text:style-name="T6">after successful log-in student details are accessed and displayed. </text:span></text:p>
        </text:list-item>
        <text:list-item>
          <text:p text:style-name="P11"><text:span text:style-name="T6">Display relevant ballots to students according to their school and departments.</text:span><text:span text:style-name="T4"> </text:span></text:p>
        </text:list-item>
        <text:list-item>
          <text:p text:style-name="P6">Cast vote – allows <text:s/>the student to vote for their preferred candidates according to the provided guidelines. </text:p>
        </text:list-item>
      </text:list>
      <text:p text:style-name="P2"/>
      <text:p text:style-name="P4">High-Level Requirements</text:p>
      <text:p text:style-name="P7">The system is web based application that can be accessed by any device with internet access and a browser.</text:p>
      <text:p text:style-name="P7">The system must :</text:p>
      <text:list xml:id="list2649226386" text:style-name="WWNum3">
        <text:list-item>
          <text:p text:style-name="P8">Allow users to access the app without downloading any software.</text:p>
        </text:list-item>
        <text:list-item>
          <text:p text:style-name="P8">Interface with the database to access <text:span text:style-name="T8">student details</text:span>.</text:p>
        </text:list-item>
        <text:list-item>
          <text:p text:style-name="P8">Automatically <text:span text:style-name="T8">display</text:span> <text:span text:style-name="T8">relevant ballots</text:span> based on <text:span text:style-name="T8">school and departments</text:span>.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Label_20_1" style:display-name="ListLabel 1" style:family="text">
      <style:text-properties style:font-name-complex="Wingdings1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Wingdings1" style:font-family-complex="Wingdings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Wingdings1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complex="Wingdings1" style:font-family-complex="Wingdings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Wingdings1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Wingdings1" style:font-family-complex="Wingdings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Wingdings1" style:font-family-complex="Wingdings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Wingdings1" style:font-family-complex="Wingdings" style:font-family-generic-complex="system" style:font-pitch-complex="variable"/>
    </style:style>
    <style:style style:name="ListLabel_20_14" style:display-name="ListLabel 14" style:family="text">
      <style:text-properties style:font-name-complex="Wingdings1" style:font-family-complex="Wingdings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Wingdings1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Wingdings1" style:font-family-complex="Wingdings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Wingdings1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complex="Wingdings1" style:font-family-complex="Wingdings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Wingdings1" style:font-family-complex="Wingdings" style:font-family-generic-complex="system" style:font-pitch-complex="variable"/>
    </style:style>
    <style:style style:name="ListLabel_20_23" style:display-name="ListLabel 23" style:family="text">
      <style:text-properties style:font-name-complex="Wingdings1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Wingdings1" style:font-family-complex="Wingdings" style:font-family-generic-complex="system" style:font-pitch-complex="variable"/>
    </style:style>
    <style:style style:name="ListLabel_20_26" style:display-name="ListLabel 26" style:family="text">
      <style:text-properties style:font-name-complex="Wingdings1" style:font-family-complex="Wingdings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" style:num-suffix="" text:bullet-char="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ListLabel_20_2" loext:num-list-format="" style:num-suffix="" text:bullet-char="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3" text:style-name="ListLabel_20_3" loext:num-list-format="" style:num-suffix="" text:bullet-char="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4" text:style-name="ListLabel_20_4" loext:num-list-format="" style:num-suffix="" text:bullet-char="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5" text:style-name="ListLabel_20_5" loext:num-list-format="" style:num-suffix="" text:bullet-char="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6" text:style-name="ListLabel_20_6" loext:num-list-format="" style:num-suffix="" text:bullet-char="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7" text:style-name="ListLabel_20_7" loext:num-list-format="" style:num-suffix="" text:bullet-char="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8" text:style-name="ListLabel_20_8" loext:num-list-format="" style:num-suffix="" text:bullet-char="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9" text:style-name="ListLabel_20_9" loext:num-list-format="" style:num-suffix="" text:bullet-char="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" style:num-suffix="" text:bullet-char="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ListLabel_20_11" loext:num-list-format="" style:num-suffix="" text:bullet-char="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3" text:style-name="ListLabel_20_12" loext:num-list-format="" style:num-suffix="" text:bullet-char="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4" text:style-name="ListLabel_20_13" loext:num-list-format="" style:num-suffix="" text:bullet-char="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5" text:style-name="ListLabel_20_14" loext:num-list-format="" style:num-suffix="" text:bullet-char="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6" text:style-name="ListLabel_20_15" loext:num-list-format="" style:num-suffix="" text:bullet-char="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7" text:style-name="ListLabel_20_16" loext:num-list-format="" style:num-suffix="" text:bullet-char="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8" text:style-name="ListLabel_20_17" loext:num-list-format="" style:num-suffix="" text:bullet-char="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9" text:style-name="ListLabel_20_18" loext:num-list-format="" style:num-suffix="" text:bullet-char="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" style:num-suffix="" text:bullet-char="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ListLabel_20_20" loext:num-list-format="" style:num-suffix="" text:bullet-char="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3" text:style-name="ListLabel_20_21" loext:num-list-format="" style:num-suffix="" text:bullet-char="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4" text:style-name="ListLabel_20_22" loext:num-list-format="" style:num-suffix="" text:bullet-char="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5" text:style-name="ListLabel_20_23" loext:num-list-format="" style:num-suffix="" text:bullet-char="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6" text:style-name="ListLabel_20_24" loext:num-list-format="" style:num-suffix="" text:bullet-char="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7" text:style-name="ListLabel_20_25" loext:num-list-format="" style:num-suffix="" text:bullet-char="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8" text:style-name="ListLabel_20_26" loext:num-list-format="" style:num-suffix="" text:bullet-char="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9" text:style-name="ListLabel_20_27" loext:num-list-format="" style:num-suffix="" text:bullet-char="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4T09:10:30.577496544</meta:creation-date>
    <dc:date>2022-11-14T10:16:25.233420215</dc:date>
    <meta:editing-duration>PT13M32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1" meta:paragraph-count="26" meta:word-count="221" meta:character-count="1421" meta:non-whitespace-character-count="1229"/>
  </office:meta>
</office:document-meta>
</file>